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2pt" fo:language="zxx" fo:country="none" fo:font-weight="normal" style:font-size-asian="12pt" style:font-weight-asian="normal" style:font-size-complex="12pt" style:font-weight-complex="normal"/>
    </style:style>
    <style:style style:name="P5" style:family="paragraph" style:parent-style-name="Standard">
      <style:text-properties fo:font-size="14pt" fo:font-weight="normal" style:font-size-asian="14pt" style:font-weight-asian="normal" style:font-size-complex="14pt" style:font-weight-complex="normal"/>
    </style:style>
    <style:style style:name="P6" style:family="paragraph" style:parent-style-name="Standard">
      <style:text-properties fo:font-size="14pt" fo:language="zxx" fo:country="none" fo:font-weight="normal" style:font-size-asian="14pt" style:font-weight-asian="normal" style:font-size-complex="14pt" style:font-weight-complex="normal"/>
    </style:style>
    <style:style style:name="P7" style:family="paragraph" style:parent-style-name="Standard">
      <style:text-properties fo:font-size="18pt" fo:font-weight="bold" style:font-size-asian="18pt" style:font-weight-asian="bold" style:font-size-complex="18pt" style:font-weight-complex="bold"/>
    </style:style>
    <style:style style:name="P8" style:family="paragraph" style:parent-style-name="Standard">
      <style:text-properties fo:font-size="18pt" fo:language="zxx" fo:country="none" fo:font-weight="bold" style:font-size-asian="18pt" style:font-weight-asian="bold" style:font-size-complex="18pt" style:font-weight-complex="bold"/>
    </style:style>
    <style:style style:name="P9" style:family="paragraph" style:parent-style-name="Standard">
      <style:text-properties fo:color="#00ccff" fo:font-size="18pt" fo:font-weight="normal" style:font-size-asian="18pt" style:font-weight-asian="normal" style:font-size-complex="18pt" style:font-weight-complex="normal"/>
    </style:style>
    <style:style style:name="P10" style:family="paragraph" style:parent-style-name="Standard">
      <style:text-properties fo:color="#00ccff" fo:font-size="16pt" fo:font-weight="normal" style:font-size-asian="16pt" style:font-weight-asian="normal" style:font-size-complex="16pt" style:font-weight-complex="normal"/>
    </style:style>
    <style:style style:name="P11" style:family="paragraph" style:parent-style-name="Standard">
      <style:text-properties fo:color="#00ccff" fo:font-size="16pt" fo:language="zxx" fo:country="none" fo:font-weight="normal" style:font-size-asian="16pt" style:font-weight-asian="normal" style:font-size-complex="16pt" style:font-weight-complex="normal"/>
    </style:style>
    <style:style style:name="P12" style:family="paragraph" style:parent-style-name="Standard">
      <style:text-properties fo:font-size="18pt" fo:language="zxx" fo:country="none" style:font-size-asian="18pt" style:font-size-complex="18pt"/>
    </style:style>
    <style:style style:name="P13" style:family="paragraph" style:parent-style-name="Standard">
      <style:text-properties fo:font-size="18pt" fo:language="zxx" fo:country="none" fo:font-weight="bold" style:font-size-asian="18pt" style:font-weight-asian="bold" style:font-size-complex="18pt" style:font-weight-complex="bold"/>
    </style:style>
    <style:style style:name="P14" style:family="paragraph" style:parent-style-name="Standard">
      <style:text-properties fo:font-size="12pt" fo:language="zxx" fo:country="none" style:font-size-asian="12pt" style:font-size-complex="12pt"/>
    </style:style>
    <style:style style:name="P15" style:family="paragraph" style:parent-style-name="Standard">
      <style:text-properties fo:font-size="12pt" fo:language="zxx" fo:country="none" fo:font-weight="normal" style:font-size-asian="12pt" style:font-weight-asian="normal" style:font-size-complex="12pt" style:font-weight-complex="normal"/>
    </style:style>
    <style:style style:name="P16" style:family="paragraph" style:parent-style-name="Standard" style:list-style-name="L1">
      <style:text-properties fo:font-size="12pt" fo:language="zxx" fo:country="none" fo:font-weight="normal" style:font-size-asian="12pt" style:font-weight-asian="normal" style:font-size-complex="12pt" style:font-weight-complex="normal"/>
    </style:style>
    <style:style style:name="P17" style:family="paragraph" style:parent-style-name="Standard">
      <style:text-properties fo:font-size="12pt" fo:language="zxx" fo:country="none" fo:font-weight="bold" style:font-size-asian="12pt" style:font-weight-asian="bold" style:font-size-complex="12pt" style:font-weight-complex="bold"/>
    </style:style>
    <style:style style:name="P18" style:family="paragraph" style:parent-style-name="Standard">
      <style:text-properties fo:font-size="14pt" fo:language="zxx" fo:country="none" style:font-size-asian="14pt" style:font-size-complex="14pt"/>
    </style:style>
    <style:style style:name="P19" style:family="paragraph" style:parent-style-name="Standard">
      <style:text-properties fo:font-size="14pt" fo:language="zxx" fo:country="none" fo:font-weight="normal" style:font-size-asian="14pt" style:font-weight-asian="normal" style:font-size-complex="14pt" style:font-weight-complex="normal"/>
    </style:style>
    <style:style style:name="P20" style:family="paragraph" style:parent-style-name="Standard">
      <style:text-properties fo:font-size="14pt" fo:font-weight="normal" style:font-size-asian="14pt" style:font-weight-asian="normal" style:font-size-complex="14pt" style:font-weight-complex="normal"/>
    </style:style>
    <style:style style:name="P21" style:family="paragraph" style:parent-style-name="Standard">
      <style:text-properties fo:font-size="16pt" fo:language="zxx" fo:country="none" fo:font-weight="bold" style:font-size-asian="16pt" style:font-weight-asian="bold" style:font-size-complex="16pt" style:font-weight-complex="bold"/>
    </style:style>
    <style:style style:name="P22" style:family="paragraph" style:parent-style-name="Standard">
      <style:text-properties fo:color="#00ccff" fo:font-size="16pt" fo:language="zxx" fo:country="none" fo:font-weight="normal" style:font-size-asian="16pt" style:font-weight-asian="normal" style:font-size-complex="16pt" style:font-weight-complex="normal"/>
    </style:style>
    <style:style style:name="P23" style:family="paragraph" style:parent-style-name="Standard">
      <style:text-properties fo:color="#00ccff" fo:font-size="18pt" fo:language="zxx" fo:country="none" style:font-size-asian="18pt" style:font-size-complex="18pt"/>
    </style:style>
    <style:style style:name="T1" style:family="text">
      <style:text-properties fo:language="zxx" fo:country="none"/>
    </style:style>
    <style:style style:name="T2" style:family="text">
      <style:text-properties fo:font-size="18pt" style:font-size-asian="18pt" style:font-size-complex="18pt"/>
    </style:style>
    <style:style style:name="T3" style:family="text">
      <style:text-properties fo:font-size="18pt" fo:language="zxx" fo:country="none" style:font-size-asian="18pt" style:font-size-complex="18pt"/>
    </style:style>
    <style:style style:name="T4" style:family="text">
      <style:text-properties fo:font-size="14pt" style:font-size-asian="14pt" style:font-size-complex="14pt"/>
    </style:style>
    <style:style style:name="T5" style:family="text">
      <style:text-properties fo:font-size="14pt" fo:language="zxx" fo:country="none" style:font-size-asian="14pt" style:font-size-complex="14pt"/>
    </style:style>
    <style:style style:name="T6" style:family="text">
      <style:text-properties fo:font-size="16pt" fo:language="zxx" fo:country="none" style:font-size-asian="16pt" style:font-size-complex="16pt"/>
    </style:style>
    <style:style style:name="T7" style:family="text">
      <style:text-properties fo:language="none" fo:country="non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pan text:style-name="T2">Gra</text:span><text:span text:style-name="T3">đevinska firma, izveštaj – Slučajevi upotrebe</text:span></text:p>
      <text:p text:style-name="P12"/>
      <text:p text:style-name="P12">Sadržaj:</text:p>
      <text:p text:style-name="P14">Građevinska firma, izveštaj – Slučajevi upotrebe................................................................................1</text:p>
      <text:p text:style-name="P14">Opis projekta........................................................................................................................................2</text:p>
      <text:p text:style-name="P14">Cilj projekta..........................................................................................................................................2</text:p>
      <text:p text:style-name="P14">Problemi i pitanja.................................................................................................................................2</text:p>
      <text:p text:style-name="P14">Slučajevi upotrebe................................................................................................................................3</text:p>
      <text:p text:style-name="P1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8"/>
      <text:p text:style-name="P8"><text:soft-page-break/></text:p>
      <text:p text:style-name="P8"/>
      <text:p text:style-name="P8"/>
      <text:p text:style-name="P7"><text:span text:style-name="T1"><text:s/></text:span><text:span text:style-name="T6">Opis projekta </text:span></text:p>
      <text:p text:style-name="P4"/>
      <text:p text:style-name="P4">Dakle naša tema je informacioni sistem građevinske firme. U okviru ovog sistema planiramo da pokrijemo osnove kako izgleda odabir lokacije, finansiranje projekta, nabavke materijala i mašina, izveštavanje o toku izgradnje, prodaju i <text:s/>marketing. Ove teme su podeljenje u grupacije slučajeva upotrebe, kao što ćete moći da vidite u nastavku rada. </text:p>
      <text:p text:style-name="P4"/>
      <text:p text:style-name="P21"><text:s/>Cilj projekta</text:p>
      <text:p text:style-name="P4"/>
      <text:p text:style-name="P4">U ovom projektu želimo da predstavimo, u jednostavnom obliku, kako bi jedna građevinska firma mogla da funkcioniše pomoću informacionog sistema.</text:p>
      <text:p text:style-name="P17"/>
      <text:p text:style-name="P17"/>
      <text:p text:style-name="P21">Problemi i pitanja</text:p>
      <text:p text:style-name="P17"/>
      <text:p text:style-name="P4">Konkretan problem nam je Visual Paridigm koj u novoj verzijij, 12.2 mislim da je, ceo interfejs za dijagrame je promenjen na gore i na primer dijagram konktesta ne postoji.<text:line-break/><text:line-break/>Pitanja:</text:p>
      <text:p text:style-name="P4">Koliko dijagrama treba da nacrtamo u okviru projekta?</text:p>
      <text:p text:style-name="P4">Da li postoji spisak dijagrama koji moraju da se nacrtaju?</text:p>
      <text:p text:style-name="P4">Impementacija BP</text:p>
      <text:p text:style-name="P4">Šta sve vezano za bazu treba da bude u okviru pisanog dela projekta?</text:p>
      <text:p text:style-name="P4">Da li treba da crtamo EER model baze?</text:p>
      <text:p text:style-name="P4">Da li treba da crtamo dijagram baze ili je dovoljno preko Sql funkcija?</text:p>
      <text:p text:style-name="P4">Da li i koj stepen normalizacije je potreban?</text:p>
      <text:p text:style-name="P4">Da li treba da pišemo trigere i C programe kao što je Ivana prošle godine zahtevala?</text:p>
      <text:p text:style-name="P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8">Slučajevi upotrebe: Tok radova</text:p>
      <text:p text:style-name="P8"/>
      <text:p text:style-name="P11">I Priprema za rad</text:p>
      <text:p text:style-name="P14"/>
      <text:p text:style-name="P1"><text:span text:style-name="T5">Kratak opis</text:span><text:span text:style-name="T1">: Tok izgradnje nekog objekta, prati se plan radova i kroz gradnju se modifikuju ciljevi.</text:span></text:p>
      <text:p text:style-name="P14"/>
      <text:p text:style-name="P1"><text:span text:style-name="T5">Učesnici</text:span><text:span text:style-name="T1">: Projektant, šef tima</text:span></text:p>
      <text:p text:style-name="P14"/>
      <text:p text:style-name="P1"><text:span text:style-name="T5">Preduslovi</text:span><text:span text:style-name="T1">: Mora da postoji plan izgradnje, lokacija, materijali i ljudstvo</text:span></text:p>
      <text:p text:style-name="P1"><text:span text:style-name="T5">Postuslovi</text:span><text:span text:style-name="T1">: Objekat mora biti izgrađen.</text:span></text:p>
      <text:p text:style-name="P14"/>
      <text:p text:style-name="P1"><text:span text:style-name="T5">Glavni</text:span><text:span text:style-name="T1"> </text:span><text:span text:style-name="T5">tok</text:span><text:span text:style-name="T1">:</text:span></text:p>
      <text:p text:style-name="P14">1. Projektant proverava plan radova i plan ciljeva.</text:p>
      <text:p text:style-name="P14">2. Pravi nedeljni plan ciljeva. </text:p>
      <text:p text:style-name="P14">3. Određuje šefove timova.</text:p>
      <text:p text:style-name="P14">4. Usaglašava sa svakim šefom tima plan ciljeva.</text:p>
      <text:p text:style-name="P14">5. <text:span text:style-name="T7">Šef tima sastavlja tim</text:span></text:p>
      <text:p text:style-name="P14"><text:span text:style-name="T7">6. Javlja projektantu članove tima</text:span></text:p>
      <text:p text:style-name="P14"><text:span text:style-name="T7">7</text:span>. Plan ciljeva i rada šalje svim šefovima timova.</text:p>
      <text:p text:style-name="P14"/>
      <text:p text:style-name="P1"><text:span text:style-name="T5">Alternativni</text:span><text:span text:style-name="T1"> </text:span><text:span text:style-name="T5">tok</text:span><text:span text:style-name="T1">:</text:span></text:p>
      <text:p text:style-name="P14"><text:tab/>1. U koraku 5, šef tima se nije pojavio zbog ličnih razloga, </text:p>
      <text:p text:style-name="P14"><text:tab/>projektant traži zamenu i vraća se na korak 2 glavnog tola.</text:p>
      <text:p text:style-name="P14"/>
      <text:p text:style-name="P1"><text:span text:style-name="T5">Ulaz</text:span><text:span text:style-name="T1">: Plan radova i ciljeva</text:span></text:p>
      <text:p text:style-name="P1"><text:span text:style-name="T5">Izlaz</text:span><text:span text:style-name="T1">: Izmenjen plan ciljeva</text:span></text:p>
      <text:p text:style-name="P14"/>
      <text:p text:style-name="P14"/>
      <text:p text:style-name="P11">II Nedeljni izveštaj</text:p>
      <text:p text:style-name="P18"/>
      <text:p text:style-name="P1"><text:span text:style-name="T5">Kratak opis</text:span><text:span text:style-name="T1">: Svaki šef tima piše izveštaj šta je postignuto i na kraju nedelje prosleđuje projektantu.</text:span></text:p>
      <text:p text:style-name="P14"/>
      <text:p text:style-name="P1"><text:span text:style-name="T5">Preduslovi</text:span><text:span text:style-name="T1">: Mora da postoji nedeljni plan ciljeva</text:span></text:p>
      <text:p text:style-name="P1"><text:span text:style-name="T5">Postuslovi</text:span><text:span text:style-name="T1">: Mora da pošalje nedeljni izveštaj</text:span></text:p>
      <text:p text:style-name="P14"/>
      <text:p text:style-name="P1"><text:span text:style-name="T5">Učesnici</text:span><text:span text:style-name="T1">: Šef(ovi) tima.</text:span></text:p>
      <text:p text:style-name="P14"/>
      <text:p text:style-name="P18">Glavni tok</text:p>
      <text:p text:style-name="P14"><text:tab/>1. Šef tima dobija nedelji plan ciljeva</text:p>
      <text:p text:style-name="P14"><text:tab/>2. Određuje tok radova za tu nedelju<text:tab/></text:p>
      <text:p text:style-name="P14"><text:tab/>3. Svim radnicima svog tima zadaje obaveze,</text:p>
      <text:p text:style-name="P14"><text:tab/>4. Na kraju dana proverava koliko je postignuto od plana rada.</text:p>
      <text:p text:style-name="P14"><text:tab/>5. Na kraju radne nedelje sastavlja izveštaj o dostignutom cilju.</text:p>
      <text:p text:style-name="P14"><text:tab/>6. Šef tima dodaje u izveštaj podatke o potrošenom materijalu.<text:tab/></text:p>
      <text:p text:style-name="P14"><text:tab/>7. Šef tima dodaje u izveštaj podatke o stanju mašina.</text:p>
      <text:p text:style-name="P14"><text:soft-page-break/><text:tab/> 7.1 Navodi koje treba zameniti(veliki kvar, nema brze sanacije kvara).</text:p>
      <text:p text:style-name="P14"><text:tab/> 7.2 Navodi koje treba popraviti(mali kvar, brza sanacija kvara).</text:p>
      <text:p text:style-name="P14"><text:tab/> 7.3 Novodi koje treba proveriti za potencijalan kvar.</text:p>
      <text:p text:style-name="P14"><text:tab/> 7.4 Navodi koje mašine nisu korišćene.</text:p>
      <text:p text:style-name="P18"/>
      <text:p text:style-name="P18">Alternativni tok: /</text:p>
      <text:p text:style-name="P14"/>
      <text:p text:style-name="P1"><text:span text:style-name="T5">Ulaz</text:span><text:span text:style-name="T1">: Nedeljni plan ciljeva</text:span></text:p>
      <text:p text:style-name="P1"><text:span text:style-name="T5">Izlaz</text:span><text:span text:style-name="T1">: Izveštaj o postignutim ciljevima</text:span></text:p>
      <text:p text:style-name="P14"/>
      <text:p text:style-name="P14"/>
      <text:p text:style-name="P23">III Modifikacija plana ciljeva</text:p>
      <text:p text:style-name="P1"><text:span text:style-name="T5">Kratak opis</text:span><text:span text:style-name="T1">: Projektant na osnovu izveštaja menja plan ciljeva.</text:span></text:p>
      <text:p text:style-name="P14"/>
      <text:p text:style-name="P1"><text:span text:style-name="T5">Učesnici</text:span><text:span text:style-name="T1">: Projektant</text:span></text:p>
      <text:p text:style-name="P14"/>
      <text:p text:style-name="P1"><text:span text:style-name="T5">Preduslovi</text:span><text:span text:style-name="T1">: Šefovi timova su dostavili izveštaje</text:span></text:p>
      <text:p text:style-name="P1"><text:span text:style-name="T5">Postuslovi</text:span><text:span text:style-name="T1">: Plan ciljeva je modifikovan</text:span></text:p>
      <text:p text:style-name="P14"/>
      <text:p text:style-name="P18">Glavni tok:</text:p>
      <text:p text:style-name="P14"><text:tab/>1. Projektant proverava izveštaje.</text:p>
      <text:p text:style-name="P14"><text:tab/>2. U odnosu na učinak timova menja plan rada za sledeću nedelju.</text:p>
      <text:p text:style-name="P14"><text:tab/>3. Timu koji brže odrade posao smanjuje broj radnika.</text:p>
      <text:p text:style-name="P14"><text:tab/>4. Timu koji kasne sa radom povećava broj radnika za sledeću nedelju.</text:p>
      <text:p text:style-name="P14"><text:tab/>5. Obaveštava direktora o napretku radova.</text:p>
      <text:p text:style-name="P18"/>
      <text:p text:style-name="P2"><text:span text:style-name="T5">Alternativni</text:span><text:span text:style-name="T1"> </text:span><text:span text:style-name="T5">tok: </text:span></text:p>
      <text:p text:style-name="P14"><text:tab/>1. Manjak radnika</text:p>
      <text:p text:style-name="P14"><text:tab/>U koraku 4 glavnog toka, nema dovoljno radnika da pojača timove koji kasne sa radovima, </text:p>
      <text:p text:style-name="P14"><text:tab/>unajmljuje dodatnu randu snagu za narednih nedelju dana i nastavlja na korak 5 glavnog toka.</text:p>
      <text:p text:style-name="P14"/>
      <text:p text:style-name="P1"><text:span text:style-name="T5">Ulaz</text:span><text:span text:style-name="T1">: Nedeljni izveštaji </text:span></text:p>
      <text:p text:style-name="P1"><text:span text:style-name="T5">Izlaz</text:span><text:span text:style-name="T1">: Izveštaj o napretku.</text:span></text:p>
      <text:p text:style-name="P14"/>
      <text:p text:style-name="P14"/>
      <text:p text:style-name="P11">IV Provera stanja materijala i mašina</text:p>
      <text:p text:style-name="P14"/>
      <text:p text:style-name="P1"><text:span text:style-name="T1"><text:s/></text:span><text:span text:style-name="T5">Kratak opis</text:span><text:span text:style-name="T1">: Na kraju svake nedelje se vrši popis stanju na gradilištu, da li nešto fali.</text:span></text:p>
      <text:p text:style-name="P14"/>
      <text:p text:style-name="P1"><text:span text:style-name="T5">Učesnici</text:span><text:span text:style-name="T1">: Pomoćnik projektanta(Popisivač)</text:span></text:p>
      <text:p text:style-name="P14"><text:s/></text:p>
      <text:p text:style-name="P1"><text:span text:style-name="T5">Preduslovi</text:span><text:span text:style-name="T1">: Radovi se nastavljaju sledeće nedelje.</text:span></text:p>
      <text:p text:style-name="P1"><text:span text:style-name="T5">Postuslovi</text:span><text:span text:style-name="T1">: Izveštaj o stanju na gradilištu je napisan.</text:span></text:p>
      <text:p text:style-name="P14"/>
      <text:p text:style-name="P18">Glavni tok:</text:p>
      <text:p text:style-name="P14"><text:tab/>1. Popisivač uzima izveštaj o potrošenom materijalu.</text:p>
      <text:p text:style-name="P14"><text:tab/>2. Proverava izveštaje.</text:p>
      <text:p text:style-name="P14"><text:soft-page-break/><text:tab/>3. Proverava da li u skladištu ima propisan minimum materijala za naredne nedelje.</text:p>
      <text:p text:style-name="P14"><text:tab/> 3.1 Ako ima, ažurira stanje i nastavlja na korak 3.</text:p>
      <text:p text:style-name="P14"><text:tab/> 3.2 Ako nema, piše zahtev o dodatnoj nabavci materijala i dodaje ga u izveštaj.</text:p>
      <text:p text:style-name="P14"><text:tab/>4. Popisivač proverava izveštaj o stanju mašina.</text:p>
      <text:p text:style-name="P14"><text:tab/>5. Za mašine sa malom kvarom ugovara popravku sa mehaničarom.</text:p>
      <text:p text:style-name="P14"><text:tab/>6. Mašine koje nemaju prijavljen kvar šalje na testiranje.</text:p>
      <text:p text:style-name="P14"><text:tab/>7. Mašine koje nisu korišćene notira u izveštaju kao ispravne.</text:p>
      <text:p text:style-name="P14"><text:tab/>8. Mašine sa velikim kvarom.</text:p>
      <text:p text:style-name="P14"><text:tab/> 8.1 Šalje nazad sa gradilišta u servis.</text:p>
      <text:p text:style-name="P14"><text:tab/> 8.2 Pravi zahtev za nabavku novih mašina.</text:p>
      <text:p text:style-name="P14"><text:tab/>9. Završava izveštaj.</text:p>
      <text:p text:style-name="P14"><text:tab/>10. Izveštaj šalje projektantu. </text:p>
      <text:p text:style-name="P14"/>
      <text:p text:style-name="P1"><text:span text:style-name="T5">Alternativni tok</text:span><text:span text:style-name="T1">:</text:span></text:p>
      <text:p text:style-name="P14"><text:tab/>1. Ukraden materijal.</text:p>
      <text:p text:style-name="P14"><text:tab/>U koraku 2, uviđa da je u iveštaju navedena manja količina potrošenog materijala nego što <text:tab/>stvarno jeste.</text:p>
      <text:p text:style-name="P14"><text:tab/> 1.1 Obaveštava šefa tima koj je napravio potencijalnu grešku da proveri izveštaj.</text:p>
      <text:p text:style-name="P14"><text:tab/> 1.2 Ako je u pitanju greška nastavlja sa radom u koraku 2.</text:p>
      <text:p text:style-name="P14"><text:tab/> 1.3 Ako nije greška, prijavljuje krađu policiji i projektantu i nastavlja u koraku 2. </text:p>
      <text:p text:style-name="P14"><text:tab/>2. Nestale mašine</text:p>
      <text:p text:style-name="P14"><text:tab/> U koraku 4 do 7, neka od mašina iz izveštaja se ne nalazi na gradilištu.</text:p>
      <text:p text:style-name="P14"><text:tab/> 2.1 Proverava da li je projektant nezavisno od njega odobrio premeštanje mašine sa gradilišta.</text:p>
      <text:p text:style-name="P14"><text:tab/><text:tab/>2.1.1 Ako jeste, nastavlja sa radom gde je stao, korak 4 do 7.</text:p>
      <text:p text:style-name="P14"><text:tab/><text:tab/>2.1.2 Ako nije, prijavljuje krađu policiji, obaveštava projektanta i nastavlja rad u koraku <text:tab/><text:tab/>gde je stao, 4 do 7.</text:p>
      <text:p text:style-name="P14"/>
      <text:p text:style-name="P1"><text:span text:style-name="T5">Ulaz</text:span><text:span text:style-name="T1">: Deo izveštaja vezan za stanje mašina i materijala</text:span></text:p>
      <text:p text:style-name="P1"><text:span text:style-name="T5">Izlaz</text:span><text:span text:style-name="T1">: Izveštaj o stanju na gradilištu.</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12"/>
      <text:p text:style-name="P12"/>
      <text:p text:style-name="P12"/>
      <text:p text:style-name="P8"><text:soft-page-break/>Slučajevi upotrebe: Marketing i prodaja</text:p>
      <text:p text:style-name="P7"/>
      <text:p text:style-name="P10">Prodaja </text:p>
      <text:p text:style-name="P3"/>
      <text:p text:style-name="P3"><text:span text:style-name="T5">Kratak o</text:span><text:span text:style-name="T4">pis:</text:span> Upravnik u prodaji obavlja prodaju prostora koji je obuhvaćen planom izgradnje <text:tab/><text:tab/>Kupcu i obavlja se neka vrsta plaćanja, na rate, kreditom lizingom gotovinom i <text:tab/><text:tab/><text:tab/>slično.</text:p>
      <text:p text:style-name="P3"/>
      <text:p text:style-name="P3"><text:span text:style-name="T4">Učesnici</text:span>: Upravnik u prodaji, Kupac, Posrednik (banka)</text:p>
      <text:p text:style-name="P3"/>
      <text:p text:style-name="P3"><text:span text:style-name="T4">Preduslovi</text:span>: <text:tab/>Projekat je u fazi ispunjenja, postoje svi uslovi da se završi i ostvareni su svi pravni <text:s/><text:tab/><text:tab/>osnovi.</text:p>
      <text:p text:style-name="P3"><text:span text:style-name="T4">Postuslovi</text:span>: Prodaja je izvršena, kupac čeka kraj projekta.</text:p>
      <text:p text:style-name="P3"><text:tab/></text:p>
      <text:p text:style-name="P5">Glavni tok:</text:p>
      <text:p text:style-name="P3"><text:tab/>1. Upravnik u prodaji predstavlja uslove i mogućnosti prodaje Kupcu</text:p>
      <text:p text:style-name="P3"><text:tab/>2. Kupac bira <text:span text:style-name="T1">pogodne</text:span> uslove i saopštava Upravniku u prodaji</text:p>
      <text:p text:style-name="P3"><text:tab/> 2.1 Ako se kupac odluči na plaćanje na rate, lizing ili kredit, dogovaraju se uslovi plaćanja <text:tab/> <text:s text:c="5"/>sa Posrednikom.</text:p>
      <text:p text:style-name="P3"><text:tab/> <text:s/>2.1.1 Ako se uslovi ne dogovore, prodaja se neuspešno završava.</text:p>
      <text:p text:style-name="P3"><text:tab/> <text:s/>2.1.2 Ako se uslovi dogovore, nastavak u koraku 3.</text:p>
      <text:p text:style-name="P3"><text:tab/>2.2 Ako se kupac odluči na plaćanje odjednom, Posrednik je zadužen za prebacivanje novca <text:tab/>sa jednog na drugi račun.</text:p>
      <text:p text:style-name="P3"><text:tab/> 2.2.1 Ako se uslovi ne dogovore, prodaja se neuspešno završava.</text:p>
      <text:p text:style-name="P3"><text:tab/> 2.2.2 Ako se uslovi dogovore, nastavak u koraku 3.</text:p>
      <text:p text:style-name="P3"><text:tab/>2.3 Ako se kupac odluči na plaćanje gotovinom, Posrednik proverava regularnost <text:tab/><text:tab/>kupoprodaje.</text:p>
      <text:p text:style-name="P3"><text:tab/> 2.3.1 Ako se uslovi ne dogovore ili kupoprodaja nije regularna, prodaja se neuspešno <text:tab/>završava.</text:p>
      <text:p text:style-name="P3"><text:tab/> 2.3.2 Ako se uslovi dogovore, nastavak u koraku 3.</text:p>
      <text:p text:style-name="P3"><text:tab/>3. Dogovoreni uslovi se ostvaruju, Upravnik u prodaji i Posrednik izdaju svu potrebnu <text:tab/>dokumentaciju Kupcu.</text:p>
      <text:p text:style-name="P3"><text:tab/>4. Kupovina se privodi kraju i Kupac čeka preuzimanje prostora.</text:p>
      <text:p text:style-name="P3"><text:tab/><text:tab/></text:p>
      <text:p text:style-name="P5">Alternativni tokovi:</text:p>
      <text:p text:style-name="P3"><text:span text:style-name="T1"><text:tab/>1. P</text:span>rodaja unapred</text:p>
      <text:p text:style-name="P3"><text:tab/><text:span text:style-name="T1">U koraku 1, ukoliko se prodaje nezevršen objekat, </text:span>Upravnik daje posebne pogodnosti <text:tab/><text:tab/><text:span text:style-name="T1">k</text:span>upcu i prodaja se nastavlja u <text:span text:style-name="T1">koraku 2</text:span>. <text:s/><text:tab/></text:p>
      <text:p text:style-name="P3"><text:tab/><text:span text:style-name="T1">1</text:span>.1 <text:span text:style-name="T1">Reorganizovanje prostora</text:span></text:p>
      <text:p text:style-name="P3"><text:tab/> <text:span text:style-name="T1">U koraku 1, u</text:span>koliko Kupac zatraži posebne uslove, kao što su prodaja prostora za <text:tab/>posebnu namenu, ili pravo reorganizovanja prostora, Upravnik postavlja uslove za tako <text:tab/>nešto, i nastavlja se <text:span text:style-name="T1">u koraku 2</text:span>.</text:p>
      <text:p text:style-name="P3"><text:tab/><text:tab/><text:tab/></text:p>
      <text:p text:style-name="P3"><text:tab/>- Ulaz:</text:p>
      <text:p text:style-name="P3"><text:tab/><text:tab/>Dokumentacija o uslovima i mogućnostima.</text:p>
      <text:p text:style-name="P3"><text:tab/>- Izlaz: </text:p>
      <text:p text:style-name="P3"><text:tab/><text:tab/>Dokumentacija o (eventualnoj) uspešnoj prodaji.</text:p>
      <text:p text:style-name="P3"/>
      <text:p text:style-name="P3"/>
      <text:p text:style-name="P3"/>
      <text:p text:style-name="P3"><text:soft-page-break/></text:p>
      <text:p text:style-name="P10">Oglašavanje u medijima i društvenim mrežama</text:p>
      <text:p text:style-name="P3"><text:tab/></text:p>
      <text:p text:style-name="P3"><text:span text:style-name="T4">Opis:</text:span> Upravnik za oglašavanje dogovara neku vrstu oglašavanja sa Upravnikom medija ili se <text:tab/>oglašavanje odvija na društvenim mrežama u kom slučaju Održavaoci naloga sprovode <text:tab/>oglašavanje u delo.</text:p>
      <text:p text:style-name="P3"/>
      <text:p text:style-name="P3"><text:span text:style-name="T4">Učesnici</text:span>: Upravnik za oglašavanje, Održavaoci naloga na mrežama, Upravnik medija</text:p>
      <text:p text:style-name="P5"/>
      <text:p text:style-name="P3"><text:span text:style-name="T4">Preduslovi</text:span>: Projekat je u fazi izvršenja ili je završen, postoje potrebni resursi za oglašavanje.</text:p>
      <text:p text:style-name="P3"><text:span text:style-name="T4">Postuslovi</text:span>: Veliki broj ljudi je obavešten o ponudama koje se daju.</text:p>
      <text:p text:style-name="P3"><text:tab/></text:p>
      <text:p text:style-name="P5">Glavni tok:</text:p>
      <text:p text:style-name="P3"><text:tab/>1. Upravnik za oglašavanje sastavlja plan za oglašavanje, sa ili bez analize tržišta</text:p>
      <text:p text:style-name="P3"><text:tab/>2. Upravnik za oglašavanje ostvaruje plan oglašavanja</text:p>
      <text:p text:style-name="P3"><text:tab/> 2.1 Ako je oglašavanje preko televizije, štampe ili internet strane, Upravnik za oglašavanje <text:tab/>dostavlja plan oglašavanja <text:span text:style-name="T1">U</text:span>pravniku medija, oni postižu dogovor i projekat se oglašava. <text:tab/>Nastavak u koraku 3.</text:p>
      <text:p text:style-name="P3"><text:tab/> 2.2 Ako je oglašavanje preko društvenih mreža, Upravnik za oglašavanje predaje projekat <text:tab/> Održavaocima naloga na mrežama, koji ga uzimaju i razrađuju, vršeći promociju na <text:tab/> <text:s/><text:tab/> društvenim mrežama. Nastavak u koraku 3.</text:p>
      <text:p text:style-name="P3"><text:tab/>3. Oglašavanje se odvija.</text:p>
      <text:p text:style-name="P3"><text:tab/><text:tab/></text:p>
      <text:p text:style-name="P3"><text:span text:style-name="T4">Alternativni tokovi</text:span>:</text:p>
      <text:p text:style-name="P3"/>
      <text:p text:style-name="P3"><text:span text:style-name="T4">Ulaz</text:span>: Plan projekta</text:p>
      <text:p text:style-name="P3"><text:span text:style-name="T4">Izlaz</text:span>: Oglas na navedenim medijima</text:p>
      <text:p text:style-name="P3"/>
      <text:p text:style-name="P3"><text:tab/> </text:p>
      <text:p text:style-name="P9">Promocije na manifestacijama od značaja</text:p>
      <text:p text:style-name="P9"/>
      <text:p text:style-name="P3"><text:span text:style-name="T4">Opis</text:span>: <text:s/>Upravnik za oglašavanje stvara plan prezentovanja i prosleđuje ga Promoterima da ga <text:tab/>ostvare pred Zainteresovanim licima.</text:p>
      <text:p text:style-name="P3"/>
      <text:p text:style-name="P3"><text:span text:style-name="T4">Učesnici</text:span>: Upravnik za oglašavanje, Promoteri, Zainteresovana lica</text:p>
      <text:p text:style-name="P3"><text:tab/></text:p>
      <text:p text:style-name="P3"><text:span text:style-name="T4">Preduslovi</text:span>: Projekat je u fazi izvršenja ili je završen, postoje resursi za održavanje manifestacije</text:p>
      <text:p text:style-name="P3"><text:span text:style-name="T4">Postuslovi</text:span>: Zainteresovana lica su upoznata sa detaljima koji ih interesuju</text:p>
      <text:p text:style-name="P3"><text:tab/></text:p>
      <text:p text:style-name="P3"><text:span text:style-name="T4">Glavni</text:span> <text:span text:style-name="T4">tok</text:span>: </text:p>
      <text:p text:style-name="P3"><text:tab/>1. Upravnik za oglašavanje organizuje prezentaciju i predaje plan Promoterima.</text:p>
      <text:p text:style-name="P3"><text:tab/>2. Promoteri vrše prezentaciju.</text:p>
      <text:p text:style-name="P3"><text:tab/>3. Zainteresovana lica traže informacije koje im Promoteri daju.</text:p>
      <text:p text:style-name="P3"><text:tab/><text:tab/></text:p>
      <text:p text:style-name="P3"><text:span text:style-name="T4">Alternativni</text:span> <text:span text:style-name="T4">tok</text:span>: </text:p>
      <text:list xml:id="list1692353900560894634" text:style-name="L1">
        <text:list-item>
          <text:list>
            <text:list-item>
              <text:list>
                <text:list-item>
                  <text:p text:style-name="P16">Potencijalni kupac</text:p>
                </text:list-item>
              </text:list>
            </text:list-item>
          </text:list>
        </text:list-item>
      </text:list>
      <text:p text:style-name="P3"><text:span text:style-name="T1"><text:tab/><text:tab/></text:span>Ukoliko <text:span text:style-name="T1">u koraku 3,</text:span> Zainteresovano lice želi <text:span text:style-name="T1">da kupi neki od objekata, </text:span>dogovara se <text:tab/><text:tab/><text:span text:style-name="T1">oko </text:span>prodaj<text:span text:style-name="T1">e</text:span> nakon prezentacije. <text:span text:style-name="T1">Slučaj upotrebe</text:span> se završava.</text:p>
      <text:p text:style-name="P3"><text:soft-page-break/><text:span text:style-name="T4">Ulaz</text:span>: Plan projekta</text:p>
      <text:p text:style-name="P3"><text:span text:style-name="T4">Izlaz</text:span>: /</text:p>
      <text:p text:style-name="P3"/>
      <text:p text:style-name="P3"/>
      <text:p text:style-name="P8">Slučajevi upotrebe koji nisu završeni<text:line-break/></text:p>
      <text:p text:style-name="P11">Lokacija i planiranje</text:p>
      <text:p text:style-name="P4">Istrazivanje lokacije <text:s/></text:p>
      <text:p text:style-name="P4">Opis:Menadzer proverava uslove za izgradnju objekta</text:p>
      <text:p text:style-name="P4"/>
      <text:p text:style-name="P4">Okvirno planiranje </text:p>
      <text:p text:style-name="P4">Opis: Neko treba da proceni cenu izgradnje objekta, gradjevinske matreijale, analiza rizika, finansijsko i prostorno planiranje</text:p>
      <text:p text:style-name="P4"/>
      <text:p text:style-name="P4">Predlog plana </text:p>
      <text:p text:style-name="P4">Opis: Projektant na osnovu okvirnog planiranja iznosi predlog plana </text:p>
      <text:p text:style-name="P4"/>
      <text:p text:style-name="P4">Odobravane plana </text:p>
      <text:p text:style-name="P4">Opis: Upravni odbor prihvata ili odbija plana (izmena, ili totalno odbacivanje)</text:p>
      <text:p text:style-name="P4"/>
      <text:p text:style-name="P4">Obezbedjiavnje finansija </text:p>
      <text:p text:style-name="P4">Opis: Vlasnik firme (ili odbor), na osnovu finansijskog plana bira kako će da se projekat finansira:Tender za potencijalnog finansijera, već unapred poznat finansijer, sopstveni kapital, kredit iz banke</text:p>
      <text:p text:style-name="P4"/>
      <text:p text:style-name="P11">Odabir podizvođača(radne snage)</text:p>
      <text:p text:style-name="P11"/>
      <text:p text:style-name="P4"><text:span text:style-name="T4">Kontaktiranje partnera</text:span> </text:p>
      <text:p text:style-name="P4">Opis: Prednost imaju firme koje su već poslovale sa našom. Dakle prvenstveno se pravi plan ko nam sve treba pa se dodaju na spisak potencijalnih radnika.</text:p>
      <text:p text:style-name="P4"/>
      <text:p text:style-name="P6">Popunjavanje slobodnih mesta</text:p>
      <text:p text:style-name="P4">Opis: Ovde se treže firme koje pružaju usluge koje nisu na listi naših partnera ako imamo slobodna mesta. To se dešava ako niko od naših partnera nije slobodan ili niko od njih nije adekvatan.</text:p>
      <text:p text:style-name="P4"/>
      <text:p text:style-name="P4"><text:span text:style-name="T4">Kontakt potencijalnih podizvođača</text:span> </text:p>
      <text:p text:style-name="P4">Opis: Direktor firme kontaktira odabrane potencijalne podizvođače i zapisuje njihove ponude. U slučaju da dogovor nije postignut vraća se na prvi slučaj upotrebe dok se sva mesta ne popune.</text:p>
      <text:p text:style-name="P4"/>
      <text:p text:style-name="P4"><text:span text:style-name="T4">Radna snaga</text:span> <text:line-break/>Opis: Pravi se konačan spisak radne snage nakon što se dostigne prvobitni željeni broj.</text:p>
      <text:p text:style-name="P4"/>
      <text:p text:style-name="P4"/>
      <text:p text:style-name="P11">Nabavka mašina:</text:p>
      <text:p text:style-name="P4"/>
      <text:p text:style-name="P6">Provera stanja masina</text:p>
      <text:p text:style-name="P4">Opis: Proverava se koje su masine potrebne i dostupne za rad, ukoliko neka nije, sastavlja se spisak za narucivanje od dobavljaca</text:p>
      <text:p text:style-name="P4">ucesnici: menadzment</text:p>
      <text:p text:style-name="P4"><text:soft-page-break/></text:p>
      <text:p text:style-name="P6">Odabir dobavljaca</text:p>
      <text:p text:style-name="P4">Opis: Odlucuje se da li se kupuje polovna ili nova masina; ispituju se cene masina na trzistu, njihov kvalitet i njihovo stanje</text:p>
      <text:p text:style-name="P4">Ucesnici: menadzment, dobavljac</text:p>
      <text:p text:style-name="P4"/>
      <text:p text:style-name="P6">Kreiranje porudzbenice</text:p>
      <text:p text:style-name="P4"><text:s/>Opis: Sastavlja se narucbenica na osnovu spiska i dostavlja se dobavljacu</text:p>
      <text:p text:style-name="P4"><text:s/>Ucesnici: menadzment, dobavljac</text:p>
      <text:p text:style-name="P4"/>
      <text:p text:style-name="P6">Prijem masina</text:p>
      <text:p text:style-name="P4">Opis: Dobavljac dostavlja kupljene masine</text:p>
      <text:p text:style-name="P4">Ucesnici: menadzment, dobavljac</text:p>
      <text:p text:style-name="P4"/>
      <text:p text:style-name="P6">Kupovina masina</text:p>
      <text:p text:style-name="P4"><text:s/>Opis: Isplacuje se novac dobavljacu ukoliko su masine u ugovorenom stanju i sve na broju</text:p>
      <text:p text:style-name="P4"><text:s/>Ucesnici: menadzment, dobavljac</text:p>
      <text:p text:style-name="P4"/>
      <text:p text:style-name="P11">Kupovina materijala</text:p>
      <text:p text:style-name="P11"/>
      <text:p text:style-name="P6">Izbor dobavljaca</text:p>
      <text:p text:style-name="P4">Opis: Nakon porudzbine, vrsi se odabir dobavljaca, na osnovu cene, kvaliteta, roka isporuke i ranijih iskustava. Na duze staze, cuvaju se informacije o dobavljacima radi brzeg odabira sledeci put.</text:p>
      <text:p text:style-name="P4">Ucesnici: Menadzment</text:p>
      <text:p text:style-name="P4"><text:tab/></text:p>
      <text:p text:style-name="P6">Predavanje naloga</text:p>
      <text:p text:style-name="P4">Opis: Dobavljac dobija nalog</text:p>
      <text:p text:style-name="P4">Ucesnici: Menadzment, Dobljavac</text:p>
      <text:p text:style-name="P4"><text:tab/></text:p>
      <text:p text:style-name="P6">Ispunjavanje naloga</text:p>
      <text:p text:style-name="P4">Opis: Dobavljac ispunjava zahteve naloga nabavke u predvidjenom roku.</text:p>
      <text:p text:style-name="P4">Ucesnici: Dobavljac</text:p>
      <text:p text:style-name="P4"><text:tab/></text:p>
      <text:p text:style-name="P6">Isporuka</text:p>
      <text:p text:style-name="P4">Opis:Transport (za njega je zaduzen dobavljac) isporucuje robu. Paralelno, sa robom se salje</text:p>
      <text:p text:style-name="P4">Ucesnici: Dobavljac, transport</text:p>
      <text:p text:style-name="P4"><text:tab/></text:p>
      <text:p text:style-name="P6">Prihvatanje robe</text:p>
      <text:p text:style-name="P4">Opis: Inspekcija robe: kvalitet, kvantitet...</text:p>
      <text:p text:style-name="P4">Ucesnici: Skladiste, analiticar</text:p>
      <text:p text:style-name="P4"><text:tab/></text:p>
      <text:p text:style-name="P6">Kupovina robe i isplacivanje</text:p>
      <text:p text:style-name="P4">Opis:Samo ime kaze</text:p>
      <text:p text:style-name="P4">Ucesnici: Menazd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03T13:20:06.37</meta:creation-date>
    <dc:date>2016-01-10T12:25:42.81</dc:date>
    <meta:editing-duration>PT7H27M46S</meta:editing-duration>
    <meta:editing-cycles>5</meta:editing-cycles>
    <meta:generator>OpenOffice/4.1.2$Win32 OpenOffice.org_project/412m3$Build-9782</meta:generator>
    <meta:document-statistic meta:table-count="0" meta:image-count="0" meta:object-count="0" meta:page-count="9" meta:paragraph-count="238" meta:word-count="1844" meta:character-count="13033"/>
  </office:meta>
</office:document-meta>
</file>